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DEE8400004D9E0000281ABD67BEE67DB20DB1.wmf" manifest:media-type="image/x-wmf"/>
  <manifest:file-entry manifest:full-path="Pictures/100F0E4400003CE0000019BC0DA56848B50611FF.wmf" manifest:media-type="image/x-wmf"/>
  <manifest:file-entry manifest:full-path="Pictures/10000201000003740000017568A394B35C45C893.png" manifest:media-type="image/png"/>
  <manifest:file-entry manifest:full-path="Pictures/10163024000079070000131F1708EBAB43F81168.wmf" manifest:media-type="image/x-wmf"/>
  <manifest:file-entry manifest:full-path="Pictures/10000201000004E60000018F89887D2D00A6E092.png" manifest:media-type="image/png"/>
  <manifest:file-entry manifest:full-path="Pictures/1027A0E4000071CB0000242CEE392060254715FD.wmf" manifest:media-type="image/x-wmf"/>
  <manifest:file-entry manifest:full-path="Pictures/101B4594000072B9000018B4FA3255F299522264.wmf" manifest:media-type="image/x-wmf"/>
  <manifest:file-entry manifest:full-path="Pictures/10000201000005F3000001482868A16895D3B24D.png" manifest:media-type="image/png"/>
  <manifest:file-entry manifest:full-path="Pictures/10000201000006DD000001166A9AD4D9D28DAA9A.png" manifest:media-type="image/png"/>
  <manifest:file-entry manifest:full-path="Pictures/10000201000003D8000001FCB64631F09F76782E.png" manifest:media-type="image/png"/>
  <manifest:file-entry manifest:full-path="Pictures/101D7AAC0000445100002CDB473E1B160E38FEF9.wmf" manifest:media-type="image/x-wmf"/>
  <manifest:file-entry manifest:full-path="Pictures/10000201000003690000023DEAB1EC402D37E93B.png" manifest:media-type="image/png"/>
  <manifest:file-entry manifest:full-path="Pictures/101D5DD4000046CC00002B19195259AEC5AC1B41.wmf" manifest:media-type="image/x-wmf"/>
  <manifest:file-entry manifest:full-path="Pictures/100002010000038B00000227289075292DC82907.png" manifest:media-type="image/png"/>
  <manifest:file-entry manifest:full-path="Pictures/1009793C0000402F00000F665BA3A38417D3BCCD.wmf" manifest:media-type="image/x-wmf"/>
  <manifest:file-entry manifest:full-path="Pictures/10000201000003A4000000DF36D7545F570CEE7B.png" manifest:media-type="image/png"/>
  <manifest:file-entry manifest:full-path="Pictures/102B846400007794000025D47F11E42E5A133E0E.wmf" manifest:media-type="image/x-wmf"/>
  <manifest:file-entry manifest:full-path="Pictures/10000201000004E90000018E2183C54C78231C9F.png" manifest:media-type="image/png"/>
  <manifest:file-entry manifest:full-path="Pictures/101C7D040000504E000024E683B84EFD088986F8.wmf" manifest:media-type="image/x-wmf"/>
  <manifest:file-entry manifest:full-path="Pictures/1000020100000412000001E0DB9828F67DB6AF60.png" manifest:media-type="image/png"/>
  <manifest:file-entry manifest:full-path="Pictures/101818AC00004275000025B999DFE02D3615549A.wmf" manifest:media-type="image/x-wmf"/>
  <manifest:file-entry manifest:full-path="Pictures/10000201000003AB000002145FB92FFC1A99AEEE.png" manifest:media-type="image/png"/>
  <manifest:file-entry manifest:full-path="Pictures/100A98C00000582900000C81E330655EE20E068E.wmf" manifest:media-type="image/x-wmf"/>
  <manifest:file-entry manifest:full-path="Pictures/1000020100000500000000B5BD4EAF4F91395C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</style:style>
    <style:style style:name="P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</style:style>
    <style:style style:name="P4" style:family="paragraph" style:parent-style-name="Standard" style:master-page-name="Standard">
      <style:paragraph-properties fo:margin-top="0cm" fo:margin-bottom="0.353cm" style:contextual-spacing="false" fo:line-height="100%" style:page-number="auto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language="en" fo:country="none"/>
    </style:style>
    <style:style style:name="T3" style:family="text">
      <style:text-properties officeooo:rsid="0014efc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as-char" svg:width="15.24cm" svg:height="6.421cm" draw:z-index="0"><draw:image xlink:href="Pictures/100F0E4400003CE0000019BC0DA56848B50611FF.wmf" xlink:type="simple" xlink:show="embed" xlink:actuate="onLoad" draw:mime-type="image/x-wmf"/><draw:image xlink:href="Pictures/10000201000003740000017568A394B35C45C893.png" xlink:type="simple" xlink:show="embed" xlink:actuate="onLoad" draw:mime-type="image/png"/></draw:frame></text:p>
      <text:p text:style-name="P1"><draw:frame draw:style-name="fr1" draw:name="Image2" text:anchor-type="as-char" svg:width="15.24cm" svg:height="4.833cm" draw:z-index="1"><draw:image xlink:href="Pictures/1027A0E4000071CB0000242CEE392060254715FD.wmf" xlink:type="simple" xlink:show="embed" xlink:actuate="onLoad" draw:mime-type="image/x-wmf"/><draw:image xlink:href="Pictures/10000201000004E60000018F89887D2D00A6E092.png" xlink:type="simple" xlink:show="embed" xlink:actuate="onLoad" draw:mime-type="image/png"/></draw:frame></text:p>
      <text:p text:style-name="P1"><text:span text:style-name="T1"><text:s/></text:span></text:p>
      <text:p text:style-name="P1"><draw:frame draw:style-name="fr1" draw:name="Image3" text:anchor-type="as-char" svg:width="15.24cm" svg:height="3.281cm" draw:z-index="2"><draw:image xlink:href="Pictures/101B4594000072B9000018B4FA3255F299522264.wmf" xlink:type="simple" xlink:show="embed" xlink:actuate="onLoad" draw:mime-type="image/x-wmf"/><draw:image xlink:href="Pictures/10000201000005F3000001482868A16895D3B24D.png" xlink:type="simple" xlink:show="embed" xlink:actuate="onLoad" draw:mime-type="image/png"/></draw:frame></text:p>
      <text:p text:style-name="P2"/>
      <text:p text:style-name="P1"><draw:frame draw:style-name="fr1" draw:name="Image4" text:anchor-type="as-char" svg:width="15.24cm" svg:height="2.399cm" draw:z-index="3"><draw:image xlink:href="Pictures/10163024000079070000131F1708EBAB43F81168.wmf" xlink:type="simple" xlink:show="embed" xlink:actuate="onLoad" draw:mime-type="image/x-wmf"/><draw:image xlink:href="Pictures/10000201000006DD000001166A9AD4D9D28DAA9A.png" xlink:type="simple" xlink:show="embed" xlink:actuate="onLoad" draw:mime-type="image/png"/></draw:frame></text:p>
      <text:p text:style-name="P1"><text:soft-page-break/><draw:frame draw:style-name="fr1" draw:name="Image5" text:anchor-type="as-char" svg:width="15.24cm" svg:height="10.001cm" draw:z-index="4"><draw:image xlink:href="Pictures/101D7AAC0000445100002CDB473E1B160E38FEF9.wmf" xlink:type="simple" xlink:show="embed" xlink:actuate="onLoad" draw:mime-type="image/x-wmf"/><draw:image xlink:href="Pictures/10000201000003690000023DEAB1EC402D37E93B.png" xlink:type="simple" xlink:show="embed" xlink:actuate="onLoad" draw:mime-type="image/png"/></draw:frame></text:p>
      <text:p text:style-name="P1"><draw:frame draw:style-name="fr1" draw:name="Image6" text:anchor-type="as-char" svg:width="15.24cm" svg:height="9.26cm" draw:z-index="5"><draw:image xlink:href="Pictures/101D5DD4000046CC00002B19195259AEC5AC1B41.wmf" xlink:type="simple" xlink:show="embed" xlink:actuate="onLoad" draw:mime-type="image/x-wmf"/><draw:image xlink:href="Pictures/100002010000038B00000227289075292DC82907.png" xlink:type="simple" xlink:show="embed" xlink:actuate="onLoad" draw:mime-type="image/png"/></draw:frame></text:p>
      <text:p text:style-name="P1"><text:soft-page-break/><draw:frame draw:style-name="fr1" draw:name="Image7" text:anchor-type="as-char" svg:width="15.24cm" svg:height="3.634cm" draw:z-index="6"><draw:image xlink:href="Pictures/1009793C0000402F00000F665BA3A38417D3BCCD.wmf" xlink:type="simple" xlink:show="embed" xlink:actuate="onLoad" draw:mime-type="image/x-wmf"/><draw:image xlink:href="Pictures/10000201000003A4000000DF36D7545F570CEE7B.png" xlink:type="simple" xlink:show="embed" xlink:actuate="onLoad" draw:mime-type="image/png"/></draw:frame></text:p>
      <text:p text:style-name="P1"><draw:frame draw:style-name="fr1" draw:name="Image8" text:anchor-type="as-char" svg:width="15.24cm" svg:height="7.867cm" draw:z-index="7"><draw:image xlink:href="Pictures/101DEE8400004D9E0000281ABD67BEE67DB20DB1.wmf" xlink:type="simple" xlink:show="embed" xlink:actuate="onLoad" draw:mime-type="image/x-wmf"/><draw:image xlink:href="Pictures/10000201000003D8000001FCB64631F09F76782E.png" xlink:type="simple" xlink:show="embed" xlink:actuate="onLoad" draw:mime-type="image/png"/></draw:frame></text:p>
      <text:p text:style-name="P1"><draw:frame draw:style-name="fr1" draw:name="Image9" text:anchor-type="as-char" svg:width="15.24cm" svg:height="4.815cm" draw:z-index="8"><draw:image xlink:href="Pictures/102B846400007794000025D47F11E42E5A133E0E.wmf" xlink:type="simple" xlink:show="embed" xlink:actuate="onLoad" draw:mime-type="image/x-wmf"/><draw:image xlink:href="Pictures/10000201000004E90000018E2183C54C78231C9F.png" xlink:type="simple" xlink:show="embed" xlink:actuate="onLoad" draw:mime-type="image/png"/></draw:frame></text:p>
      <text:p text:style-name="P1"><text:soft-page-break/><draw:frame draw:style-name="fr1" draw:name="Image10" text:anchor-type="as-char" svg:width="15.24cm" svg:height="6.985cm" draw:z-index="9"><draw:image xlink:href="Pictures/101C7D040000504E000024E683B84EFD088986F8.wmf" xlink:type="simple" xlink:show="embed" xlink:actuate="onLoad" draw:mime-type="image/x-wmf"/><draw:image xlink:href="Pictures/1000020100000412000001E0DB9828F67DB6AF60.png" xlink:type="simple" xlink:show="embed" xlink:actuate="onLoad" draw:mime-type="image/png"/></draw:frame></text:p>
      <text:p text:style-name="P1"><draw:frame draw:style-name="fr1" draw:name="Image11" text:anchor-type="as-char" svg:width="15.24cm" svg:height="8.643cm" draw:z-index="10"><draw:image xlink:href="Pictures/101818AC00004275000025B999DFE02D3615549A.wmf" xlink:type="simple" xlink:show="embed" xlink:actuate="onLoad" draw:mime-type="image/x-wmf"/><draw:image xlink:href="Pictures/10000201000003AB000002145FB92FFC1A99AEEE.png" xlink:type="simple" xlink:show="embed" xlink:actuate="onLoad" draw:mime-type="image/png"/></draw:frame></text:p>
      <text:p text:style-name="P1"><draw:frame draw:style-name="fr1" draw:name="Image12" text:anchor-type="as-char" svg:width="15.24cm" svg:height="2.152cm" draw:z-index="11"><draw:image xlink:href="Pictures/100A98C00000582900000C81E330655EE20E068E.wmf" xlink:type="simple" xlink:show="embed" xlink:actuate="onLoad" draw:mime-type="image/x-wmf"/><draw:image xlink:href="Pictures/1000020100000500000000B5BD4EAF4F91395C07.png" xlink:type="simple" xlink:show="embed" xlink:actuate="onLoad" draw:mime-type="image/png"/></draw:frame></text:p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7T14:35:57.994000000</dc:date>
    <meta:editing-duration>PT1H38M52S</meta:editing-duration>
    <meta:editing-cycles>1</meta:editing-cycles>
    <meta:document-statistic meta:table-count="0" meta:image-count="12" meta:object-count="0" meta:page-count="4" meta:paragraph-count="13" meta:word-count="0" meta:character-count="1" meta:non-whitespace-character-count="0"/>
    <meta:generator>LibreOffice/7.0.4.2$Windows_X86_64 LibreOffice_project/dcf040e67528d9187c66b2379df5ea4407429775</meta:generator>
  </office:meta>
</office:document-meta>
</file>